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Arial1" svg:font-family="Arial"/>
    <style:font-face style:name="Lohit Hindi1" svg:font-family="'Lohit Hindi'"/>
    <style:font-face style:name="OpenSymbol" svg:font-family="OpenSymbol"/>
    <style:font-face style:name="Wingdings1"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margin-left="1.397cm" fo:margin-right="0cm" fo:text-indent="-0.762cm" style:auto-text-indent="false"/>
      <style:text-properties officeooo:paragraph-rsid="00047599"/>
    </style:style>
    <style:style style:name="P3" style:family="paragraph" style:parent-style-name="Text_20_body">
      <style:text-properties officeooo:paragraph-rsid="00047599"/>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officeooo:paragraph-rsid="00047599"/>
    </style:style>
    <style:style style:name="P6" style:family="paragraph" style:parent-style-name="Text_20_body">
      <style:paragraph-properties fo:text-align="justify" style:justify-single-word="false"/>
      <style:text-properties officeooo:paragraph-rsid="0004e279"/>
    </style:style>
    <style:style style:name="P7" style:family="paragraph" style:parent-style-name="Text_20_body">
      <style:text-properties fo:font-variant="normal" fo:text-transform="none" fo:color="#000000" style:text-line-through-style="none" style:font-name="Arial1" fo:font-size="12pt" fo:font-style="normal" style:text-underline-style="none" fo:font-weight="bold" officeooo:paragraph-rsid="0004e279" style:text-blinking="false" fo:background-color="transparent" style:font-size-asian="10.5pt" style:font-size-complex="12pt"/>
    </style:style>
    <style:style style:name="P8" style:family="paragraph" style:parent-style-name="Text_20_body" style:list-style-name="">
      <style:paragraph-properties fo:text-align="justify" style:justify-single-word="false"/>
      <style:text-properties style:font-name="Arial" fo:font-size="11pt" officeooo:paragraph-rsid="0004e279" fo:background-color="transparent" style:font-size-asian="11pt" style:font-size-complex="11pt"/>
    </style:style>
    <style:style style:name="P9" style:family="paragraph" style:parent-style-name="Text_20_body">
      <style:paragraph-properties fo:margin-left="0cm" fo:margin-right="0cm" fo:text-align="justify" style:justify-single-word="false" fo:text-indent="1.249cm" style:auto-text-indent="false"/>
      <style:text-properties officeooo:paragraph-rsid="00047599"/>
    </style:style>
    <style:style style:name="P10" style:family="paragraph" style:parent-style-name="Text_20_body">
      <style:paragraph-properties fo:margin-left="0cm" fo:margin-right="0cm" fo:text-indent="1.249cm" style:auto-text-indent="false"/>
      <style:text-properties officeooo:paragraph-rsid="00047599"/>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047599"/>
    </style:style>
    <style:style style:name="P12" style:family="paragraph" style:parent-style-name="Text_20_body">
      <style:paragraph-properties fo:margin-left="0cm" fo:margin-right="0cm" fo:text-indent="0cm" style:auto-text-indent="false"/>
      <style:text-properties officeooo:paragraph-rsid="00047599"/>
    </style:style>
    <style:style style:name="P13" style:family="paragraph" style:parent-style-name="Text_20_body">
      <style:paragraph-properties fo:margin-left="1.259cm" fo:margin-right="0cm" fo:margin-top="0cm" fo:margin-bottom="0.106cm" fo:text-align="justify" style:justify-single-word="false" fo:text-indent="-0.63cm" style:auto-text-indent="false"/>
      <style:text-properties officeooo:paragraph-rsid="00047599"/>
    </style:style>
    <style:style style:name="P14" style:family="paragraph" style:parent-style-name="Text_20_body">
      <style:paragraph-properties fo:margin-left="1.397cm" fo:margin-right="0cm" fo:text-indent="-0.762cm" style:auto-text-indent="false"/>
      <style:text-properties officeooo:paragraph-rsid="00047599"/>
    </style:style>
    <style:style style:name="P15" style:family="paragraph" style:parent-style-name="Text_20_body">
      <style:paragraph-properties fo:break-before="page"/>
      <style:text-properties officeooo:paragraph-rsid="00047599"/>
    </style:style>
    <style:style style:name="P16" style:family="paragraph" style:parent-style-name="Text_20_body">
      <style:paragraph-properties fo:margin-left="0cm" fo:margin-right="0cm" fo:text-indent="0.635cm" style:auto-text-indent="false"/>
      <style:text-properties fo:color="#000000" style:font-name="times new roman" fo:font-size="12pt"/>
    </style:style>
    <style:style style:name="P17" style:family="paragraph" style:parent-style-name="Text_20_body">
      <style:paragraph-properties fo:margin-top="0cm" fo:margin-bottom="0cm"/>
      <style:text-properties fo:color="#000000"/>
    </style:style>
    <style:style style:name="P18" style:family="paragraph" style:parent-style-name="Text_20_body">
      <style:paragraph-properties fo:margin-top="0cm" fo:margin-bottom="0cm"/>
      <style:text-properties fo:color="#000000" style:font-name="times new roman" fo:font-size="12pt"/>
    </style:style>
    <style:style style:name="P19" style:family="paragraph" style:parent-style-name="Text_20_body" style:list-style-name="L2">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20"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style:style>
    <style:style style:name="P21" style:family="paragraph" style:parent-style-name="Text_20_body">
      <style:paragraph-properties fo:margin-left="1.27cm" fo:margin-right="0cm" fo:text-indent="0cm" style:auto-text-indent="false"/>
      <style:text-properties fo:color="#000000" style:font-name="times new roman" fo:font-size="12pt"/>
    </style:style>
    <style:style style:name="P22" style:family="paragraph" style:parent-style-name="Text_20_body">
      <style:paragraph-properties fo:margin-left="2.54cm" fo:margin-right="0cm" fo:text-indent="0cm" style:auto-text-indent="false"/>
      <style:text-properties fo:color="#000000" style:font-name="times new roman" fo:font-size="12pt"/>
    </style:style>
    <style:style style:name="P23" style:family="paragraph" style:parent-style-name="Text_20_body">
      <style:paragraph-properties fo:margin-left="1.905cm" fo:margin-right="0cm" fo:text-indent="0cm" style:auto-text-indent="false"/>
      <style:text-properties fo:color="#000000" style:font-name="times new roman" fo:font-size="12pt"/>
    </style:style>
    <style:style style:name="P24" style:family="paragraph" style:parent-style-name="Text_20_body">
      <style:paragraph-properties fo:margin-left="3.81cm" fo:margin-right="0cm" fo:text-indent="0cm" style:auto-text-indent="false"/>
      <style:text-properties fo:color="#000000" style:font-name="times new roman" fo:font-size="12pt"/>
    </style:style>
    <style:style style:name="P25" style:family="paragraph" style:parent-style-name="Text_20_body">
      <style:paragraph-properties fo:margin-left="0cm" fo:margin-right="0cm" fo:margin-top="0cm" fo:margin-bottom="0cm" fo:text-align="justify" style:justify-single-word="false" fo:text-indent="1.27cm" style:auto-text-indent="false"/>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26" style:family="paragraph" style:parent-style-name="Text_20_body" style:list-style-name="L2">
      <style:paragraph-properties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27" style:family="paragraph" style:parent-style-name="Standard">
      <style:text-properties officeooo:paragraph-rsid="00047599"/>
    </style:style>
    <style:style style:name="P28" style:family="paragraph" style:parent-style-name="Standard">
      <style:text-properties officeooo:rsid="000b417d" officeooo:paragraph-rsid="0004e279"/>
    </style:style>
    <style:style style:name="P29" style:family="paragraph" style:parent-style-name="Standard">
      <style:paragraph-properties fo:text-align="justify" style:justify-single-word="false"/>
      <style:text-properties officeooo:rsid="000b417d" officeooo:paragraph-rsid="0004e279"/>
    </style:style>
    <style:style style:name="P30" style:family="paragraph" style:parent-style-name="Standard">
      <style:text-properties fo:font-weight="bold" officeooo:rsid="0007cfff" officeooo:paragraph-rsid="0004e279" style:font-weight-asian="bold" style:font-weight-complex="bold"/>
    </style:style>
    <style:style style:name="P31" style:family="paragraph" style:parent-style-name="Standard">
      <style:text-properties fo:font-weight="bold" officeooo:rsid="00080124" officeooo:paragraph-rsid="0004e279" style:font-weight-asian="bold" style:font-weight-complex="bold"/>
    </style:style>
    <style:style style:name="P32" style:family="paragraph" style:parent-style-name="Standard">
      <style:text-properties fo:font-weight="bold" officeooo:paragraph-rsid="0004e279" style:font-weight-asian="bold" style:font-weight-complex="bold"/>
    </style:style>
    <style:style style:name="P33" style:family="paragraph" style:parent-style-name="Standard">
      <style:text-properties officeooo:rsid="0007cfff" officeooo:paragraph-rsid="0004e279"/>
    </style:style>
    <style:style style:name="P34" style:family="paragraph" style:parent-style-name="Standard">
      <style:text-properties officeooo:rsid="00069124" officeooo:paragraph-rsid="0004e279"/>
    </style:style>
    <style:style style:name="P35" style:family="paragraph" style:parent-style-name="Standard">
      <style:text-properties officeooo:rsid="00080124" officeooo:paragraph-rsid="0004e279"/>
    </style:style>
    <style:style style:name="P36" style:family="paragraph" style:parent-style-name="Standard">
      <style:text-properties officeooo:rsid="00095c6b" officeooo:paragraph-rsid="0004e279"/>
    </style:style>
    <style:style style:name="P37" style:family="paragraph" style:parent-style-name="Standard">
      <style:text-properties officeooo:rsid="000d3306" officeooo:paragraph-rsid="0004e279"/>
    </style:style>
    <style:style style:name="P38" style:family="paragraph" style:parent-style-name="Standard">
      <style:paragraph-properties fo:text-align="justify" style:justify-single-word="false"/>
      <style:text-properties officeooo:rsid="000d3306" officeooo:paragraph-rsid="0004e279"/>
    </style:style>
    <style:style style:name="P39" style:family="paragraph" style:parent-style-name="Standard" style:list-style-name="L1">
      <style:text-properties officeooo:paragraph-rsid="0004e279"/>
    </style:style>
    <style:style style:name="P40" style:family="paragraph" style:parent-style-name="Standard">
      <style:paragraph-properties fo:text-align="justify" style:justify-single-word="false"/>
      <style:text-properties officeooo:rsid="000fccca" officeooo:paragraph-rsid="0004e279"/>
    </style:style>
    <style:style style:name="P41" style:family="paragraph" style:parent-style-name="Standard">
      <style:paragraph-properties fo:text-align="justify" style:justify-single-word="false"/>
      <style:text-properties officeooo:rsid="000fccca" officeooo:paragraph-rsid="00065ba4"/>
    </style:style>
    <style:style style:name="P42" style:family="paragraph" style:parent-style-name="Standard">
      <style:text-properties officeooo:paragraph-rsid="0004e279"/>
    </style:style>
    <style:style style:name="P43" style:family="paragraph" style:parent-style-name="Standard">
      <style:paragraph-properties fo:break-before="page"/>
      <style:text-properties officeooo:paragraph-rsid="00047599"/>
    </style:style>
    <style:style style:name="P44" style:family="paragraph" style:parent-style-name="Heading_20_1">
      <style:paragraph-properties fo:padding-left="0cm" fo:padding-right="0cm" fo:padding-top="0cm" fo:padding-bottom="0.049cm" fo:border-left="none" fo:border-right="none" fo:border-top="none" fo:border-bottom="0.035cm solid #1f497d"/>
      <style:text-properties officeooo:paragraph-rsid="00047599"/>
    </style:style>
    <style:style style:name="P45" style:family="paragraph" style:parent-style-name="Heading_20_3">
      <style:paragraph-properties fo:margin-left="3.175cm" fo:margin-right="0cm" fo:text-indent="-1.27cm" style:auto-text-indent="false"/>
      <style:text-properties officeooo:paragraph-rsid="00047599"/>
    </style:style>
    <style:style style:name="T1" style:family="text">
      <style:text-properties officeooo:rsid="00047599"/>
    </style:style>
    <style:style style:name="T2" style:family="text">
      <style:text-properties fo:font-variant="normal" fo:text-transform="none"/>
    </style:style>
    <style:style style:name="T3" style:family="text">
      <style:text-properties fo:font-variant="normal" fo:text-transform="none" style:font-name="Wingdings"/>
    </style:style>
    <style:style style:name="T4" style:family="text">
      <style:text-properties fo:font-variant="normal" fo:text-transform="none" officeooo:rsid="00047599"/>
    </style:style>
    <style:style style:name="T5" style:family="text">
      <style:text-properties fo:font-variant="normal" fo:text-transform="none" style:font-name="Wingdings1"/>
    </style:style>
    <style:style style:name="T6" style:family="text">
      <style:text-properties fo:font-variant="normal" fo:text-transform="none" officeooo:rsid="0004e279"/>
    </style:style>
    <style:style style:name="T7" style:family="text">
      <style:text-properties fo:font-variant="normal" fo:text-transform="none" fo:color="#000000" style:text-line-through-style="none" style:font-name="Arial1" fo:font-size="11pt" fo:font-style="normal" style:text-underline-style="none" fo:font-weight="normal" officeooo:rsid="00047599" style:text-blinking="false" fo:background-color="transparent"/>
    </style:style>
    <style:style style:name="T8" style:family="text">
      <style:text-properties fo:font-variant="normal" fo:text-transform="none" fo:color="#000000" style:text-line-through-style="none" fo:font-style="normal" style:text-underline-style="none" fo:font-weight="normal" style:text-blinking="false"/>
    </style:style>
    <style:style style:name="T9" style:family="text">
      <style:text-properties fo:font-variant="normal" fo:text-transform="none" fo:color="#000000" style:text-line-through-style="none" fo:font-style="normal" style:text-underline-style="none" fo:font-weight="normal" officeooo:rsid="00161d87" style:text-blinking="false"/>
    </style:style>
    <style:style style:name="T10" style:family="text">
      <style:text-properties fo:font-variant="normal" fo:text-transform="none" fo:color="#000000" style:text-line-through-style="none" style:text-underline-style="none" style:text-blinking="false"/>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style:font-name="Wingdings"/>
    </style:style>
    <style:style style:name="T13" style:family="text">
      <style:text-properties fo:font-weight="bold"/>
    </style:style>
    <style:style style:name="T14" style:family="text">
      <style:text-properties fo:font-style="italic" fo:font-weight="bold"/>
    </style:style>
    <style:style style:name="T15" style:family="text">
      <style:text-properties style:font-name="Wingdings1"/>
    </style:style>
    <style:style style:name="T16" style:family="text">
      <style:text-properties officeooo:rsid="0007cfff"/>
    </style:style>
    <style:style style:name="T17" style:family="text">
      <style:text-properties officeooo:rsid="00080124"/>
    </style:style>
    <style:style style:name="T18" style:family="text">
      <style:text-properties officeooo:rsid="00069124"/>
    </style:style>
    <style:style style:name="T19" style:family="text">
      <style:text-properties officeooo:rsid="00095c6b"/>
    </style:style>
    <style:style style:name="T20" style:family="text">
      <style:text-properties officeooo:rsid="000d3306"/>
    </style:style>
    <style:style style:name="T21" style:family="text">
      <style:text-properties officeooo:rsid="000fccca"/>
    </style:style>
    <style:style style:name="T22" style:family="text">
      <style:text-properties officeooo:rsid="000e90ad"/>
    </style:style>
    <style:style style:name="T23" style:family="text">
      <style:text-properties officeooo:rsid="0010f2ec"/>
    </style:style>
    <style:style style:name="T24" style:family="text">
      <style:text-properties officeooo:rsid="001111e6"/>
    </style:style>
    <style:style style:name="T25" style:family="text">
      <style:text-properties fo:color="#000000"/>
    </style:style>
    <style:style style:name="T26" style:family="text">
      <style:text-properties style:font-name="times new roman"/>
    </style:style>
    <style:style style:name="T27" style:family="text">
      <style:text-properties fo:font-size="12pt"/>
    </style:style>
    <style:style style:name="T28" style:family="text">
      <style:text-properties officeooo:rsid="0004e279"/>
    </style:style>
    <style:style style:name="T29" style:family="text">
      <style:text-properties officeooo:rsid="00161d87"/>
    </style:style>
    <style:style style:name="T30" style:family="text">
      <style:text-properties officeooo:rsid="00055c65"/>
    </style:style>
    <style:style style:name="T31" style:family="text">
      <style:text-properties officeooo:rsid="00065ba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Page de garde : je la récupérerai quand le modèle sera fini</text:span></text:p>
      <text:p text:style-name="P27"><text:span text:style-name="T1"/></text:p>
      <text:p text:style-name="P43"><text:span text:style-name="T1">sommaire : idem page de garde</text:span></text:p>
      <text:p text:style-name="P27"><text:span text:style-name="T1"/></text:p>
      <text:p text:style-name="P27"><text:span text:style-name="T1"/></text:p>
      <text:p text:style-name="P15"/>
      <text:p text:style-name="P3"/>
      <text:h text:style-name="P44" text:outline-level="1"><text:bookmark text:name="_Toc281986262"/>1.<text:span text:style-name="T2">    </text:span>Introduction</text:h>
      <text:p text:style-name="P3"> </text:p>
      <text:h text:style-name="P2" text:outline-level="2"><text:bookmark text:name="_Toc281986263"/>1.1.<text:span text:style-name="T2"> </text:span>Présentation du projet</text:h>
      <text:h text:style-name="P45" text:outline-level="3"><text:bookmark text:name="_Toc281986264"/>1.1.1<text:span text:style-name="T2">       </text:span>Objectifs</text:h>
      <text:p text:style-name="P10">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10"> </text:p>
      <text:h text:style-name="P45" text:outline-level="3"><text:bookmark text:name="_Toc281986265"/>1.1.2<text:span text:style-name="T2">       </text:span>Contexte</text:h>
      <text:p text:style-name="P10">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10"> </text:p>
      <text:h text:style-name="P2" text:outline-level="2"><text:bookmark text:name="_Toc281986266"/>1.2.<text:span text:style-name="T2"> </text:span>Présentation du document</text:h>
      <text:p text:style-name="P3">                </text:p>
      <text:p text:style-name="P12">                Ce document (« PAQ ») énonce les modes opératoires, les ressources et la séquence des activités liées à la qualité se rapportant au projet « GSTP ».</text:p>
      <text:p text:style-name="P12">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11">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9">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text:soft-page-break/>client d’une mise en œuvre et d’une efficacité qui va donner au projet la qualité requise. Le client pourra ainsi observer la façon avec laquelle les documents ont été élaborés. </text:p>
      <text:p text:style-name="P9"> </text:p>
      <text:h text:style-name="P2" text:outline-level="2"><text:bookmark text:name="_Toc281986267"/>1.3.<text:span text:style-name="T2"> </text:span>Document applicables/Documents de référence</text:h>
      <text:p text:style-name="P11">                Les documents de référence pour le document ci-présent sont les suivants :</text:p>
      <text:p text:style-name="P13">-<text:span text:style-name="T2">          </text:span>« exemple-PAQ-cnrs.doc »</text:p>
      <text:p text:style-name="P13">-<text:span text:style-name="T2">          </text:span>« Plan-type de PAQP version 2002.doc »</text:p>
      <text:p text:style-name="P13">-<text:span text:style-name="T2">          </text:span>Plan-type «dossier de gestion de la documentation » </text:p>
      <text:p text:style-name="P13">-<text:span text:style-name="T2">          </text:span>« Gestion de la documentation des projets informatiques » proposé par le CNRS (cf. site web du CNRS).</text:p>
      <text:p text:style-name="P13">-<text:span text:style-name="T2">          </text:span>Autres documents disponible sur le serveur //servif-baie.</text:p>
      <text:p text:style-name="P13">-<text:span text:style-name="T2">          </text:span>Cours de Qualité Logicielle 4IF</text:p>
      <text:p text:style-name="P3"> </text:p>
      <text:h text:style-name="P2" text:outline-level="2">1.4.<text:span text:style-name="T2"> </text:span>          <text:bookmark text:name="_Toc281986268"/>Terminologie et Abréviations</text:h>
      <text:p text:style-name="P3"><text:span text:style-name="T12">§</text:span><text:span text:style-name="T3">  </text:span><text:span text:style-name="T13">PAQ : </text:span>Plan Assurance Qualité</text:p>
      <text:p text:style-name="P3"><text:span text:style-name="T12">§</text:span><text:span text:style-name="T3">  </text:span><text:span text:style-name="T13">Equipe</text:span> : On appelle « Equipe » l’hexanôme 4312, la maîtrise d’œuvre dans le cadre de l’appel d’offre « GSTP ».</text:p>
      <text:p text:style-name="P3"><text:span text:style-name="T12">§</text:span><text:span text:style-name="T3">  </text:span><text:span text:style-name="T13">Projet</text:span> : On appelle « Projet », l’étude réalisé par l’hexanôme 4312 pour l’entreprise « GSTP».</text:p>
      <text:p text:style-name="P3"><text:span text:style-name="T12">§</text:span><text:span text:style-name="T3">  </text:span>Pour une liste complète des termes et abréviations, consultez le document « Glossaire » ( Réf  LIV_Glossaire).</text:p>
      <text:p text:style-name="P3"><text:span text:style-name="T12">§</text:span><text:span text:style-name="T3">  </text:span> </text:p>
      <text:p text:style-name="P3"> </text:p>
      <text:h text:style-name="P44" text:outline-level="1"><text:bookmark text:name="_Toc281986269"/>2.<text:span text:style-name="T2">    </text:span>Gestion de la documentation</text:h>
      <text:h text:style-name="P2" text:outline-level="2">2.<text:span text:style-name="T1">1</text:span>.<text:span text:style-name="T2"> </text:span>Gestion de versions-révisions</text:h>
      <text:p text:style-name="P14"/>
      <text:p text:style-name="P3"><text:tab/><text:span text:style-name="T1">Nous utiliserons le système de gestion de versions GIT. Tous les documents seront donc sauvegardés en ligne sur le site github.com.</text:span></text:p>
      <text:p text:style-name="P3"><text:span text:style-name="T1"><text:tab/>Grâce à cela, nous pourrons partager facilement les documents, nous pourrons gérer facilement 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span></text:p>
      <text:p text:style-name="P3"><text:span text:style-name="T1"><text:tab/>De plus, GIT nous permettra de gérer les versions-révisions de nos documents. En effet, à chaque fois que l'on mais à jour nos documents, GIT enregistre les modifications effectuées : numéro </text:span><text:soft-page-break/><text:span text:style-name="T1">des lignes supprimées, ajoutées, modifiées et leur contenu. Il peut ainsi facilement revenir à une version antérieure en cas de problème.</text:span></text:p>
      <text:p text:style-name="P3"/>
      <text:h text:style-name="P2" text:outline-level="2"><text:span text:style-name="T1">2.2.</text:span><text:span text:style-name="T4"> </text:span><text:span text:style-name="T6">Règle d'identification des documents</text:span></text:h>
      <text:p text:style-name="P27"><text:span text:style-name="T1"/></text:p>
      <text:p text:style-name="P5"><text:span text:style-name="T1">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span></text:p>
      <text:p text:style-name="P16">NomDuProjet/NatureDuDocument/XXX_YYY_ZZZ.VVV</text:p>
      <text:p text:style-name="P17"> </text:p>
      <text:p text:style-name="P18">Voici la description de chaque champ :</text:p>
      <text:p text:style-name="P20">-<text:span text:style-name="T2">          </text:span><text:span text:style-name="T14">NomDuProjet :</text:span> Représente le nom du projet, est fixe pour tous les documents produits dans le projet « GSTP » et vaut <text:span text:style-name="T13">GSTP.</text:span></text:p>
      <text:p text:style-name="P21">-<text:span text:style-name="T2">          </text:span><text:span text:style-name="T14">NatureDuDocument : </text:span><text:line-break/>Représente la nature du document, sur deux caractères en majuscules.</text:p>
      <text:p text:style-name="P22"><text:span text:style-name="T15">§</text:span><text:span text:style-name="T5">  </text:span><text:span text:style-name="T13">GE</text:span> :       Document concernant la Gestion</text:p>
      <text:p text:style-name="P22"><text:span text:style-name="T15">§</text:span><text:span text:style-name="T5">  </text:span><text:span text:style-name="T13">QU</text:span> :      Document concernant la Qualité</text:p>
      <text:p text:style-name="P22"><text:span text:style-name="T15">§</text:span><text:span text:style-name="T5">  </text:span><text:span text:style-name="T13">LV </text:span>:        Livrables finalisés </text:p>
      <text:p text:style-name="P23">Documents de développement</text:p>
      <text:p text:style-name="P22"><text:span text:style-name="T15">§</text:span><text:span text:style-name="T5">  </text:span><text:span text:style-name="T13">EB </text:span>:        Expression des besoins</text:p>
      <text:p text:style-name="P22"><text:span text:style-name="T15">§</text:span><text:span text:style-name="T5">  </text:span><text:span text:style-name="T13">CS</text:span> :        Construction des solutions</text:p>
      <text:p text:style-name="P22"><text:span text:style-name="T15">§</text:span><text:span text:style-name="T5">  </text:span><text:span text:style-name="T13">EV </text:span>:       Evaluation – dossier choix</text:p>
      <text:p text:style-name="P22"><text:span text:style-name="T15">§</text:span><text:span text:style-name="T5">  </text:span><text:span text:style-name="T13">BP </text:span>:       Bilans Personnels</text:p>
      <text:p text:style-name="P22"><text:span text:style-name="T15">§</text:span><text:span text:style-name="T5">  </text:span><text:span text:style-name="T13">ST </text:span>:        Soutenance       </text:p>
      <text:p text:style-name="P21">-<text:span text:style-name="T2">          </text:span><text:span text:style-name="T14">Identifiant du document : </text:span></text:p>
      <text:p text:style-name="P4">« XXX » le type de fichier</text:p>
      <text:p text:style-name="P24"><text:span text:style-name="T15">§</text:span><text:span text:style-name="T5">  </text:span>MOD pour « Modèle »</text:p>
      <text:p text:style-name="P24"><text:span text:style-name="T15">§</text:span><text:span text:style-name="T5">  </text:span>COM pour « Communication »</text:p>
      <text:p text:style-name="P24"><text:span text:style-name="T15">§</text:span><text:span text:style-name="T5">  </text:span>LIV pour « Livrable »</text:p>
      <text:p text:style-name="P24"><text:span text:style-name="T15">§</text:span><text:span text:style-name="T5">  </text:span>ANN pour « Annexe »</text:p>
      <text:p text:style-name="P24"><text:span text:style-name="T15">§</text:span><text:span text:style-name="T5">  </text:span>DRA pour « Draft »</text:p>
      <text:p text:style-name="P24"><text:span text:style-name="T15">§</text:span><text:span text:style-name="T5">  </text:span>FIC pour « Fiche ».</text:p>
      <text:p text:style-name="P4">YYY le nom spécifique du fichier en suivant les règles suivantes</text:p>
      <text:p text:style-name="P24"><text:span text:style-name="T15">§</text:span><text:span text:style-name="T5">  </text:span> On n’utilise pas d’accents ;</text:p>
      <text:p text:style-name="P24"><text:span text:style-name="T15">§</text:span><text:span text:style-name="T5">  </text:span>Les mots sont séparés par le caractère « _ »</text:p>
      <text:p text:style-name="P24"><text:soft-page-break/><text:span text:style-name="T15">§</text:span><text:span text:style-name="T5">  </text:span>Les mots (sauf le premier, les noms propres et les abréviations) commencent par une minuscule</text:p>
      <text:p text:style-name="P4">ZZZ l’auteur du fichier</text:p>
      <text:p text:style-name="Text_20_body">VVV l’extension du fichier</text:p>
      <text:p text:style-name="P35"/>
      <text:p text:style-name="P32"><text:span text:style-name="T17">2.6 </text:span><text:span text:style-name="T18">Procédure de modification d'un document</text:span></text:p>
      <text:p text:style-name="P31"/>
      <text:p text:style-name="P35">Avant de modifier un document, il faut toujours penser à vérifier si la version que l'on a est à jour. Il faut donc mettre à jour son dépôt GIT.</text:p>
      <text:p text:style-name="P35">Une fois que l'on est à jour, on peut modifier le document.</text:p>
      <text:p text:style-name="P42"><text:span text:style-name="T17">Lorsque la modification est effectuée, il faut bien penser à le partager à nouveau sur GIT </text:span><text:span text:style-name="T19">et à indiquer dans les message de log les modifications effectuées.</text:span></text:p>
      <text:p text:style-name="P36"/>
      <text:p text:style-name="P36"/>
      <text:h text:style-name="Heading_20_1" text:outline-level="1"><text:span text:style-name="T28">3</text:span> Cycle de vie d'un document</text:h>
      <text:p text:style-name="P36"/>
      <text:h text:style-name="P1" text:outline-level="2">3.1 Production</text:h>
      <text:p text:style-name="P36"/>
      <text:p text:style-name="P37">Production d'un document :</text:p>
      <text:list xml:id="list1933724337" text:style-name="L1">
        <text:list-item>
          <text:list>
            <text:list-item>
              <text:p text:style-name="P39"><text:span text:style-name="T20">Création : </text:span><text:span text:style-name="T21">Répartition du travail au sein de l'équipe. </text:span><text:span text:style-name="T28">Chaque personne crée son propre fichier en suivant le formalisme détaillé ci-dessus (partie 2.2)</text:span></text:p>
            </text:list-item>
            <text:list-item>
              <text:p text:style-name="P39"><text:span text:style-name="T22">Modification : </text:span><text:span text:style-name="T21">Chaque personne modifie sa partie</text:span></text:p>
            </text:list-item>
            <text:list-item>
              <text:p text:style-name="P39"><text:span text:style-name="T23">Terminaison : Lorsque toutes les parties sont marquées comme étant finie, </text:span><text:span text:style-name="T24">on rentre dans la phase de validation</text:span></text:p>
            </text:list-item>
          </text:list>
        </text:list-item>
      </text:list>
      <text:p text:style-name="P36"/>
      <text:h text:style-name="Heading_20_2" text:outline-level="2">3.2 Vérification/Validation Interne et externe</text:h>
      <text:p text:style-name="P29"/>
      <text:p text:style-name="P29"><text:span text:style-name="T28">Les documents seront rédigés par équipes. Idéalement ces équipes seront des binômes.</text:span></text:p>
      <text:p text:style-name="P40"><text:span text:style-name="T28">Une p</text:span>remière vérification <text:span text:style-name="T28">sera</text:span> effectuée par les membres de l'équipe : chaque membre fait une vérification sur le fond de la cohérence et de la justesse du contenu écrit par les autres membres.</text:p>
      <text:p text:style-name="P40"/>
      <text:p text:style-name="P41"><text:span text:style-name="T28">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P41"><text:span text:style-name="T28"/></text:p>
      <text:p text:style-name="P41"><text:span text:style-name="T28">Une fois qu'il l'a validé, </text:span><text:span text:style-name="T30">il génère le fichier pdf (à partir du odt final) puis</text:span><text:span text:style-name="T28"> envoi le document au chef de projet qui approuve la validation interne et le soumet à la validation externe par le biais de moodle.</text:span></text:p>
      <text:p text:style-name="P40"/>
      <text:p text:style-name="P38">Insert diagram vérification ( voir PAQ.doc )</text:p>
      <text:p text:style-name="P28"/>
      <text:h text:style-name="P1" text:outline-level="2"><text:soft-page-break/>3.3 Archivage</text:h>
      <text:p text:style-name="P28"/>
      <text:p text:style-name="P28">Les fonctions d'archivage sont effectuées grâce au système de gestion de version : GIT.</text:p>
      <text:p text:style-name="P28"><text:span text:style-name="T1">Il ne sera gardé aucune copie papier des différents livrables.</text:span></text:p>
      <text:p text:style-name="P27"><text:span text:style-name="T1"/></text:p>
      <text:p text:style-name="P27"><text:span text:style-name="T1"/></text:p>
      <text:h text:style-name="Heading_20_1" text:outline-level="1">4 <text:span text:style-name="T29">Outils et Méthodes</text:span></text:h>
      <text:p text:style-name="P7"><text:span text:style-name="T29"/></text:p>
      <text:p text:style-name="P8"><text:span text:style-name="T8"><text:tab/>Pour la gestion de projet, nous allons utiliser Microsoft Project, du fait qu</text:span><text:span text:style-name="T9">'</text:span><text:span text:style-name="T8">il est le plus connu des logiciels de gestion de projet. Le fichier utilisé par MS Project sera accessible aussi par le répertoire Git.</text:span></text:p>
      <text:p text:style-name="P8"><text:span text:style-name="T10"><text:tab/></text:span><text:span text:style-name="T8">Au niveau de documentation, le logiciel OpenOffice sera utilisé, du a sa disponibilité sur les stations de travail de l'équipe et sa facilité d’utilisation.</text:span></text:p>
      <text:p text:style-name="P8"><text:span text:style-name="T10"><text:tab/></text:span><text:span text:style-name="T8">Les méthodes utilisés pour la modélisation sont MERISE et USDP, décrires avec plus de détails en [1] et [2]. Le logiciel de conception ARIS sera utilisé pour gérér ces deux formalismes.</text:span></text:p>
      <text:p text:style-name="P8"><text:span text:style-name="T8">Du au besoin d’intégration de divers systèmes, on propose d’utiliser l’architecture SOA..</text:span></text:p>
      <text:h text:style-name="Heading_20_1" text:outline-level="1"><text:span text:style-name="T29">5</text:span> Préparation pour la livraison</text:h>
      <text:p text:style-name="P25">Avant la livraison le RQ doit vérifier la cohérence du livrable sur les critères suivants:</text:p>
      <text:list xml:id="list2178181405" text:style-name="L2">
        <text:list-item>
          <text:p text:style-name="P19">noms des fichiers conformes les règles imposées en Gestion de la Documentation;</text:p>
        </text:list-item>
        <text:list-item>
          <text:p text:style-name="P19">style de formatage conforme le modèle crée;</text:p>
        </text:list-item>
        <text:list-item>
          <text:p text:style-name="P26">contenu du sommaire conforme l’attendu pour le livrable en question.</text:p>
        </text:list-item>
      </text:list>
      <text:p text:style-name="P6"><text:span text:style-name="T11"/></text:p>
      <text:p text:style-name="P6"><text:span text:style-name="T7"><text:tab/>Après tous les erreurs sont résolus, le RQ doit valider le document et lui transmettre au CdP.</text:span></text:p>
      <text:p text:style-name="P2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Arial1" svg:font-family="Arial"/>
    <style:font-face style:name="Lohit Hindi1" svg:font-family="'Lohit Hindi'"/>
    <style:font-face style:name="OpenSymbol" svg:font-family="OpenSymbol"/>
    <style:font-face style:name="Wingdings1"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y </meta:initial-creator>
    <meta:creation-date>2011-01-06T14:20:17</meta:creation-date>
    <meta:generator>OpenOffice.org/3.2$Unix OpenOffice.org_project/320m19$Build-9505</meta:generator>
    <dc:date>2011-01-06T15:29:39</dc:date>
    <dc:creator>Billy </dc:creator>
    <meta:editing-duration>PT01H09M22S</meta:editing-duration>
    <meta:editing-cycles>4</meta:editing-cycles>
    <meta:document-statistic meta:table-count="0" meta:image-count="0" meta:object-count="0" meta:page-count="7" meta:paragraph-count="99" meta:word-count="1413" meta:character-count="8754"/>
  </office:meta>
</office:document-meta>
</file>